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Standard">
      <style:text-properties officeooo:rsid="01338b7b" officeooo:paragraph-rsid="01338b7b"/>
    </style:style>
    <style:style style:name="P2" style:family="paragraph" style:parent-style-name="tfTitre_20_Chapitre">
      <style:text-properties fo:font-size="20pt" officeooo:rsid="01338b7b" officeooo:paragraph-rsid="01338b7b" style:font-size-asian="20pt" style:font-size-complex="20pt"/>
    </style:style>
    <style:style style:name="P3" style:family="paragraph" style:parent-style-name="Standard">
      <style:text-properties officeooo:rsid="013720e5"/>
    </style:style>
    <style:style style:name="P4" style:family="paragraph" style:parent-style-name="Standard">
      <style:text-properties officeooo:rsid="013720e5" officeooo:paragraph-rsid="01624f2f"/>
    </style:style>
    <style:style style:name="P5" style:family="paragraph" style:parent-style-name="Standard">
      <style:text-properties officeooo:rsid="01624f2f" officeooo:paragraph-rsid="01624f2f"/>
    </style:style>
    <style:style style:name="P6" style:family="paragraph" style:parent-style-name="Standard" style:list-style-name="tfPuce">
      <style:text-properties officeooo:rsid="01421138"/>
    </style:style>
    <style:style style:name="P7" style:family="paragraph" style:parent-style-name="Standard">
      <style:text-properties officeooo:rsid="01624f2f" officeooo:paragraph-rsid="01624f2f"/>
    </style:style>
    <style:style style:name="P8" style:family="paragraph" style:parent-style-name="Standard" style:list-style-name="tfPuce">
      <style:text-properties officeooo:rsid="01624f2f" officeooo:paragraph-rsid="01624f2f"/>
    </style:style>
    <style:style style:name="P9" style:family="paragraph" style:parent-style-name="Standard">
      <style:text-properties officeooo:rsid="013720e5" officeooo:paragraph-rsid="01624f2f"/>
    </style:style>
    <style:style style:name="P10" style:family="paragraph" style:parent-style-name="Standard" style:list-style-name="tfPuce">
      <style:text-properties officeooo:rsid="016619a8" officeooo:paragraph-rsid="016619a8"/>
    </style:style>
    <style:style style:name="P11" style:family="paragraph" style:parent-style-name="tfTitre_20_1_29_" style:list-style-name=""/>
    <style:style style:name="P12" style:family="paragraph" style:parent-style-name="tfTitre_20_1_29_" style:list-style-name="">
      <style:text-properties officeooo:rsid="0157f387" officeooo:paragraph-rsid="0157f387"/>
    </style:style>
    <style:style style:name="T1" style:family="text">
      <style:text-properties officeooo:rsid="01336daa"/>
    </style:style>
    <style:style style:name="T2" style:family="text">
      <style:text-properties style:font-name="Times New Roman2"/>
    </style:style>
    <style:style style:name="T3" style:family="text">
      <style:text-properties officeooo:rsid="01619254"/>
    </style:style>
    <style:style style:name="T4" style:family="text">
      <style:text-properties officeooo:rsid="0161a27b"/>
    </style:style>
    <style:style style:name="T5" style:family="text">
      <style:text-properties officeooo:rsid="01624f2f"/>
    </style:style>
    <style:style style:name="T6" style:family="text">
      <style:text-properties officeooo:rsid="01642009"/>
    </style:style>
    <style:style style:name="T7" style:family="text">
      <style:text-properties officeooo:rsid="016433cd"/>
    </style:style>
    <style:style style:name="T8" style:family="text">
      <style:text-properties officeooo:rsid="016619a8"/>
    </style:style>
    <style:style style:name="T9" style:family="text">
      <style:text-properties officeooo:rsid="01663b7e"/>
    </style:style>
    <style:style style:name="T10" style:family="text">
      <style:text-properties officeooo:rsid="014211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Programmation dynamique</text:span> : <text:span text:style-name="T1">Synthèse de cours</text:span></text:p>
      <text:p text:style-name="P1"/>
      <text:p text:style-name="P12">Principe :</text:p>
      <text:p text:style-name="P4"><text:span text:style-name="T5">Certains</text:span><text:span text:style-name="T4"> problèmes </text:span><text:span text:style-name="T5">ont</text:span> une résolution récursive qui engendre un grand nombre de calculs <text:span text:style-name="T5">intermédiaires </text:span>r<text:span text:style-name="T5">edondants</text:span>. <text:span text:style-name="T5">La programmation</text:span> dynamique consiste <text:span text:style-name="T5">alors </text:span>à mémoriser <text:span text:style-name="T5">c</text:span>es résultats <text:span text:style-name="T5">intermédiaires</text:span> <text:span text:style-name="T5">pour ne les calculer qu’une seule fois</text:span>.</text:p>
      <text:p text:style-name="P3"/>
      <text:p text:style-name="P4"><text:span text:style-name="T5">Elle</text:span> s'applique généralement aux problèmes d'optimisation <text:span text:style-name="T5">et </text:span>s’appuie sur le principe <text:span text:style-name="T5">suivant</text:span> : on peut construire une solution optimale d’u<text:span text:style-name="T5">n</text:span> problème à partir de solutions optimales de sous-problèmes.</text:p>
      <text:p text:style-name="P4"/>
      <text:p text:style-name="P4"/>
      <text:p text:style-name="P11">On distingue 2 approches :</text:p>
      <text:list xml:id="list3857436563" text:style-name="tfPuce">
        <text:list-item>
          <text:p text:style-name="P8">L’approche descendante (top-down) : récursiv<text:span text:style-name="T7">e</text:span> avec mémo<text:span text:style-name="T2">ïsation.</text:span></text:p>
        </text:list-item>
        <text:list-item>
          <text:p text:style-name="P8">L’approche montante (bottom-up) : <text:span text:style-name="T6">itérative a</text:span><text:span text:style-name="T7">vec souvent remplissage d’</text:span><text:span text:style-name="T6">un tableau.</text:span></text:p>
        </text:list-item>
      </text:list>
      <text:p text:style-name="P5"/>
      <text:p text:style-name="P5"/>
      <text:p text:style-name="P11">Comment <text:span text:style-name="T9">coder en</text:span><text:span text:style-name="T8"> </text:span>programmation dynamique ?</text:p>
      <text:list xml:id="list184337179075769" text:continue-numbering="true" text:style-name="tfPuce">
        <text:list-item>
          <text:p text:style-name="P6">Repérer les sous problèmes <text:span text:style-name="T9">et i</text:span>dentifier une relation de récurrence entre les sous problèmes.</text:p>
        </text:list-item>
        <text:list-item>
          <text:p text:style-name="P6">Repérer les chevauchements possibles (par exemple en construisant un arbre d'appels liés à la relation de récurrence).</text:p>
        </text:list-item>
        <text:list-item>
          <text:p text:style-name="P10">Choisir <text:span text:style-name="T9">entre</text:span><text:span text:style-name="T10"> l’</text:span>approche <text:span text:style-name="T9">descendante ou montante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Gras Italique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list-style-name="Numérotation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Times New Roman2" fo:font-family="'Times New Roman'" style:font-style-name="Normal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/>
      <style:text-properties style:font-name="Arial1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style:font-name="Arial1" fo:font-family="Arial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Titre_20_Chapitre" style:display-name="tfTitre Chapitre" style:family="paragraph" style:parent-style-name="Standard" style:next-style-name="Standard" style:class="chapter">
      <style:paragraph-properties fo:margin-top="0cm" fo:margin-bottom="0.4cm" style:contextual-spacing="false" fo:padding="0cm" fo:border-left="none" fo:border-right="none" fo:border-top="none" fo:border-bottom="0.99pt solid #000000" style:shadow="none" style:writing-mode="page"/>
      <style:text-properties fo:text-transform="uppercase" style:font-name="Arial" fo:font-family="Arial" style:font-family-generic="swiss" style:font-pitch="variable" fo:font-size="21pt" fo:font-weight="bold" officeooo:rsid="00e096d0" style:font-size-asian="18pt" style:font-weight-asian="bold" style:font-size-complex="18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3cm" style:contextual-spacing="false" fo:padding="0cm" fo:border="none" style:shadow="none" style:writing-mode="page"/>
      <style:text-properties fo:font-variant="normal" fo:text-transform="none" style:font-name="Arial2" fo:font-family="Arial" style:font-style-name="Gras Italique" style:font-family-generic="swiss" style:font-pitch="variable" fo:font-size="18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3cm" style:contextual-spacing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4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left="0.7cm" fo:margin-right="0cm" fo:margin-top="0cm" fo:margin-bottom="0.199cm" style:contextual-spacing="false" fo:text-indent="-0.7cm" style:auto-text-indent="false" style:page-number="auto" fo:padding="0cm" fo:border="none" style:shadow="none" style:writing-mode="page">
        <style:tab-stops/>
      </style:paragraph-properties>
      <style:text-properties fo:font-variant="normal" fo:text-transform="none" style:font-name="Arial" fo:font-family="Arial" style:font-family-generic="swiss" style:font-pitch="variable" fo:font-size="12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fTitre_20_non_20_numéroté" style:display-name="tfTitre non numéroté" style:family="paragraph" style:parent-style-name="tfTitre_20_a_29_" style:list-style-name="">
      <style:paragraph-properties fo:margin-top="0cm" fo:margin-bottom="0.199cm" style:contextual-spacing="false" fo:padding="0cm" fo:border="none" style:shadow="none" style:writing-mode="page"/>
      <style:text-properties fo:font-variant="normal" fo:text-transform="none" style:font-name="Arial" fo:font-family="Arial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fCodePython" style:family="paragraph" style:parent-style-name="Standard">
      <loext:graphic-properties draw:fill="solid" draw:fill-color="#dee6ef"/>
      <style:paragraph-properties fo:background-color="#dee6ef" fo:padding="0.199cm" fo:border-left="4pt solid #3465a4" fo:border-right="none" fo:border-top="none" fo:border-bottom="none"/>
      <style:text-properties style:font-name="Courier New1" fo:font-family="'Courier New'" style:font-style-name="Normal" style:font-family-generic="modern" style:font-pitch="fixed" fo:font-size="10pt" fo:font-weight="bold" officeooo:rsid="00b55b0e"/>
    </style:style>
    <style:style style:name="tfDéfinition" style:family="paragraph" style:parent-style-name="Standard" style:list-style-name="" style:master-page-name="">
      <loext:graphic-properties draw:fill="solid" draw:fill-color="#dee7e5"/>
      <style:paragraph-properties fo:margin-left="0cm" fo:margin-right="0cm" fo:margin-top="0cm" fo:margin-bottom="0cm" style:contextual-spacing="false" fo:text-indent="0cm" style:auto-text-indent="false" style:page-number="auto" fo:background-color="#dee7e5" fo:padding="0.199cm" fo:border-left="4pt solid #168253" fo:border-right="none" fo:border-top="none" fo:border-bottom="none" style:shadow="none"/>
      <style:text-properties style:font-name="Times New Roman2" fo:font-family="'Times New Roman'" style:font-style-name="Normal" style:font-family-generic="roman" style:font-pitch="variable" fo:font-style="normal" fo:font-weight="normal" style:font-style-asian="italic" style:font-weight-asian="bold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python" style:display-name="code python" style:family="text">
      <style:text-properties style:font-name="Courier New" fo:font-family="'Courier New'" style:font-family-generic="modern" style:font-pitch="fixed" fo:font-size="10pt" fo:font-weight="bold" officeooo:rsid="0064064c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tfGras" style:family="text">
      <style:text-properties style:font-name="Arial1" fo:font-family="Arial" style:font-style-name="Gras" style:font-family-generic="swiss" style:font-pitch="variable" fo:font-weight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Numérotation">
      <text:list-level-style-number text:level="1" loext:num-list-format="%1%)" style:num-suffix=")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" style:num-format="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□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3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4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1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3.7.2$Linux_X86_64 LibreOffice_project/30$Build-2</meta:generator>
    <dc:date>2025-08-26T18:43:35.814185839</dc:date>
    <meta:editing-duration>P1DT19H39M47S</meta:editing-duration>
    <meta:editing-cycles>226</meta:editing-cycles>
    <meta:document-statistic meta:table-count="0" meta:image-count="0" meta:object-count="0" meta:page-count="1" meta:paragraph-count="11" meta:word-count="138" meta:character-count="969" meta:non-whitespace-character-count="847"/>
  </office:meta>
</office:document-meta>
</file>